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DF00002C83000019E8D7C74877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M_5f_Description">
      <style:text-properties style:use-window-font-color="true" style:font-name="Trebuchet MS1"/>
    </style:style>
    <style:style style:name="P6" style:family="paragraph" style:parent-style-name="Ass_5f_Author">
      <style:text-properties style:use-window-font-color="true" style:font-name="Trebuchet MS1"/>
    </style:style>
    <style:style style:name="P7" style:family="paragraph" style:parent-style-name="Ass_5f_Description">
      <style:text-properties style:use-window-font-color="true" style:font-name="Trebuchet MS1"/>
    </style:style>
    <style:style style:name="P8" style:family="paragraph" style:parent-style-name="Label_5f_Asset">
      <style:text-properties style:use-window-font-color="true" style:font-name="Trebuchet MS1"/>
    </style:style>
    <style:style style:name="P9" style:family="paragraph" style:parent-style-name="Ass_5f_Id">
      <style:text-properties fo:color="#000000" style:font-name="Monospace" fo:font-size="10pt" fo:language="en" fo:country="US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Ass_5f_Id">
      <style:text-properties fo:color="#2a00ff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Component_5f_Asset" style:master-page-name="Standard">
      <style:paragraph-properties style:page-number="auto"/>
    </style:style>
    <style:style style:name="P12" style:family="paragraph" style:parent-style-name="AssPI_5f_Id">
      <style:text-properties fo:color="#2a00ff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AssPI_5f_Title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9">BestAnalizer<text:bookmark-start text:name="__DdeLink__601_969434788"/><text:bookmark-end text:name="__DdeLink__601_969434788"/>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10"><text:span text:style-name="T2">&lt;http://purl.org/dcc/pt.c03ensaios.eric.analizer.BestAnalizer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6">Eric Lopes, Raniere Silva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5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8">Title</text:p>
                </table:table-cell>
                <table:table-cell table:style-name="Tabela2.B1" office:value-type="string">
                  <text:p text:style-name="P13">IAnalizer</text:p>
                </table:table-cell>
              </table:table-row>
              <table:table-row>
                <table:table-cell table:style-name="Tabela2.A2" office:value-type="string">
                  <text:p text:style-name="P8">Id</text:p>
                </table:table-cell>
                <table:table-cell table:style-name="Tabela2.B2" office:value-type="string">
                  <text:p text:style-name="P12">&lt;http://purl.org/dcc/pt.c03ensaios.analizers.IAnalizer&gt;</text:p>
                </table:table-cell>
              </table:table-row>
              <table:table-row>
                <table:table-cell table:style-name="Tabela2.A2" office:value-type="string">
                  <text:p text:style-name="P8">Description</text:p>
                </table:table-cell>
                <table:table-cell table:style-name="Tabela2.B2" office:value-type="string">
                  <text:p text:style-name="P7"/>
                </table:table-cell>
              </table:table-row>
            </table:table>
            <text:p text:style-name="P5"/>
            <text:p text:style-name="P5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><draw:frame draw:style-name="fr1" draw:name="figura1" text:anchor-type="paragraph" svg:width="11.395cm" svg:height="6.632cm" draw:z-index="0"><draw:image xlink:href="Pictures/200000DF00002C83000019E8D7C74877.svm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9T19:51:28</dc:date>
    <meta:editing-cycles>33</meta:editing-cycles>
    <meta:editing-duration>P24DT1H30M22S</meta:editing-duration>
    <meta:generator>BrOffice/3.3$Unix LibreOffice_project/330m19$Build-202</meta:generator>
    <dc:creator>Raniere Gaia</dc:creator>
    <meta:document-statistic meta:table-count="2" meta:image-count="1" meta:object-count="0" meta:page-count="1" meta:paragraph-count="16" meta:word-count="21" meta:character-count="257"/>
    <meta:user-defined meta:name="Template Id">http://purl.org/inloco/dcc/component-specification</meta:user-defined>
  </office:meta>
</office:document-meta>
</file>